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bcc" fo:border="0.74pt solid #000000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bcc" fo:border="0.74pt solid #000000"/>
    </style:style>
    <style:style style:name="ce5" style:family="table-cell" style:parent-style-name="Default" style:data-style-name="N123">
      <style:table-cell-properties fo:border="0.74pt solid #000000"/>
    </style:style>
    <style:style style:name="ce6" style:family="table-cell" style:parent-style-name="Default" style:data-style-name="N124">
      <style:table-cell-properties fo:border="0.74pt solid #000000"/>
    </style:style>
    <style:style style:name="ce7" style:family="table-cell" style:parent-style-name="Default" style:data-style-name="N122">
      <style:table-cell-properties fo:background-color="#fffbcc" fo:border="0.74pt solid #000000"/>
    </style:style>
    <style:style style:name="ce8" style:family="table-cell" style:parent-style-name="Default" style:data-style-name="N125">
      <style:table-cell-properties fo:background-color="#fffbcc" fo:border="0.74pt solid #000000"/>
    </style:style>
    <style:style style:name="ce9" style:family="table-cell" style:parent-style-name="Default" style:data-style-name="N125">
      <style:table-cell-properties fo:background-color="#fffbcc" fo:border="0.74pt solid #000000"/>
      <style:map style:condition="cell-content()&gt;=2*[$Sheet1.$E$11]" style:apply-style-name="Error" style:base-cell-address="Sheet1.E11"/>
    </style:style>
    <style:style style:name="ce10" style:family="table-cell" style:parent-style-name="Default" style:data-style-name="N125">
      <style:table-cell-properties fo:background-color="#fffbcc" fo:border="0.74pt solid #000000"/>
      <style:map style:condition="cell-content()&gt;=2*[$Sheet1.$E$10]" style:apply-style-name="Error" style:base-cell-address="Sheet1.F10"/>
    </style:style>
    <style:style style:name="ce11" style:family="table-cell" style:parent-style-name="Default" style:data-style-name="N125">
      <style:table-cell-properties fo:background-color="#fffbcc" fo:border="0.74pt solid #000000"/>
      <style:map style:condition="cell-content()&gt;=2*[$Sheet1.$E$11]" style:apply-style-name="Error" style:base-cell-address="Sheet1.F11"/>
    </style:style>
    <style:style style:name="ce12" style:family="table-cell" style:parent-style-name="Default" style:data-style-name="N125">
      <style:table-cell-properties fo:background-color="#fffbcc" fo:border="0.74pt solid #000000"/>
      <style:map style:condition="cell-content()&gt;=2*[$Sheet1.$E$12]" style:apply-style-name="Error" style:base-cell-address="Sheet1.F12"/>
    </style:style>
    <style:style style:name="ce13" style:family="table-cell" style:parent-style-name="Default" style:data-style-name="N125">
      <style:table-cell-properties fo:background-color="#fffbcc" fo:border="0.74pt solid #000000"/>
      <style:map style:condition="cell-content()&gt;=2*[$Sheet1.$E$13]" style:apply-style-name="Error" style:base-cell-address="Sheet1.F13"/>
    </style:style>
    <style:style style:name="ce14" style:family="table-cell" style:parent-style-name="Default" style:data-style-name="N125">
      <style:table-cell-properties fo:background-color="#fffbcc" fo:border="0.74pt solid #000000"/>
      <style:map style:condition="cell-content()&gt;=2*[$Sheet1.$E$14]" style:apply-style-name="Error" style:base-cell-address="Sheet1.F14"/>
    </style:style>
    <style:style style:name="ce35" style:family="table-cell" style:parent-style-name="Default" style:data-style-name="N122">
      <style:table-cell-properties fo:background-color="#fff68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L, MHz</text:p>
          </table:table-cell>
          <table:table-cell table:style-name="ce5" office:value-type="float" office:value="1.8" calcext:value-type="float">
            <text:p>1.8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H, MHz</text:p>
          </table:table-cell>
          <table:table-cell table:style-name="ce5" office:value-type="float" office:value="30" calcext:value-type="float">
            <text:p>30.00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α</text:p>
          </table:table-cell>
          <table:table-cell table:style-name="ce4" table:formula="of:=(POWER([.C4]/[.C3];1/[.C5])-1)/(POWER([.C4]/[.C3];1/[.C5])+1)" office:value-type="float" office:value="0.274145818163009" calcext:value-type="float">
            <text:p>0.27414581816300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Fx, MHz</text:p>
          </table:table-cell>
          <table:table-cell table:style-name="ce3" office:value-type="string" calcext:value-type="string">
            <text:p>BW, MHz</text:p>
          </table:table-cell>
          <table:table-cell table:style-name="ce3" office:value-type="string" calcext:value-type="string">
            <text:p>Fstart, MHz</text:p>
          </table:table-cell>
          <table:table-cell table:style-name="ce3" office:value-type="string" calcext:value-type="string">
            <text:p>Fstop, MHz</text:p>
          </table:table-cell>
          <table:table-cell table:style-name="ce3" office:value-type="string" calcext:value-type="string">
            <text:p>BW+5%, MHz</text:p>
          </table:table-cell>
          <table:table-cell table:style-name="ce3" office:value-type="string" calcext:value-type="string">
            <text:p>Fstart, MHz</text:p>
          </table:table-cell>
          <table:table-cell table:style-name="ce3" office:value-type="string" calcext:value-type="string">
            <text:p>Fstop, MHz</text:p>
          </table:table-cell>
        </table:table-row>
        <table:table-row table:style-name="ro2">
          <table:table-cell/>
          <table:table-cell table:formula="of:=1" office:value-type="float" office:value="1" calcext:value-type="float">
            <text:p>1</text:p>
          </table:table-cell>
          <table:table-cell table:formula="of:=[.C3]/(1-[.C7])" office:value-type="float" office:value="2.47983692185194" calcext:value-type="float">
            <text:p>2.480</text:p>
          </table:table-cell>
          <table:table-cell table:style-name="ce7" table:formula="of:=2*[.$C$7]*[.C10]" office:value-type="float" office:value="1.35967384370388" calcext:value-type="float">
            <text:p>1.360</text:p>
          </table:table-cell>
          <table:table-cell table:style-name="ce8" table:formula="of:=[.C10]-[.D10]/2" office:value-type="float" office:value="1.8" calcext:value-type="float">
            <text:p>1.800000</text:p>
          </table:table-cell>
          <table:table-cell table:style-name="ce10" table:formula="of:=[.C10]+[.D10]/2" office:value-type="float" office:value="3.15967384370387" calcext:value-type="float">
            <text:p>3.159674</text:p>
          </table:table-cell>
          <table:table-cell table:style-name="ce7" table:formula="of:=1.05*[.D10]" office:value-type="float" office:value="1.42765753588907" calcext:value-type="float">
            <text:p>1.428</text:p>
          </table:table-cell>
          <table:table-cell table:style-name="ce35" table:formula="of:=[.C10]-[.G10]/2" office:value-type="float" office:value="1.7660081539074" calcext:value-type="float">
            <text:p>1.766</text:p>
          </table:table-cell>
          <table:table-cell table:style-name="ce35" table:formula="of:=[.C10]+[.G10]/2" office:value-type="float" office:value="3.19366568979647" calcext:value-type="float">
            <text:p>3.194</text:p>
          </table:table-cell>
        </table:table-row>
        <table:table-row table:style-name="ro2">
          <table:table-cell/>
          <table:table-cell table:formula="of:=[.B10]+1" office:value-type="float" office:value="2" calcext:value-type="float">
            <text:p>2</text:p>
          </table:table-cell>
          <table:table-cell table:formula="of:=[.C10]*(1+[.$C$7])/(1-[.$C$7])" office:value-type="float" office:value="4.3530421436815" calcext:value-type="float">
            <text:p>4.353</text:p>
          </table:table-cell>
          <table:table-cell table:style-name="ce7" table:formula="of:=2*[.$C$7]*[.C11]" office:value-type="float" office:value="2.38673659995525" calcext:value-type="float">
            <text:p>2.387</text:p>
          </table:table-cell>
          <table:table-cell table:style-name="ce9" table:formula="of:=[.C11]-[.D11]/2" office:value-type="float" office:value="3.15967384370388" calcext:value-type="float">
            <text:p>3.159674</text:p>
          </table:table-cell>
          <table:table-cell table:style-name="ce11" table:formula="of:=[.C11]+[.D11]/2" office:value-type="float" office:value="5.54641044365912" calcext:value-type="float">
            <text:p>5.546410</text:p>
          </table:table-cell>
          <table:table-cell table:style-name="ce7" table:formula="of:=1.05*[.D11]" office:value-type="float" office:value="2.50607342995301" calcext:value-type="float">
            <text:p>2.506</text:p>
          </table:table-cell>
          <table:table-cell table:style-name="ce35" table:formula="of:=[.C11]-[.G11]/2" office:value-type="float" office:value="3.10000542870499" calcext:value-type="float">
            <text:p>3.100</text:p>
          </table:table-cell>
          <table:table-cell table:style-name="ce35" table:formula="of:=[.C11]+[.G11]/2" office:value-type="float" office:value="5.606078858658" calcext:value-type="float">
            <text:p>5.606</text:p>
          </table:table-cell>
        </table:table-row>
        <table:table-row table:style-name="ro2">
          <table:table-cell/>
          <table:table-cell table:formula="of:=[.B11]+1" office:value-type="float" office:value="3" calcext:value-type="float">
            <text:p>3</text:p>
          </table:table-cell>
          <table:table-cell table:formula="of:=[.C11]*(1+[.$C$7])/(1-[.$C$7])" office:value-type="float" office:value="7.64121855662838" calcext:value-type="float">
            <text:p>7.641</text:p>
          </table:table-cell>
          <table:table-cell table:style-name="ce7" table:formula="of:=2*[.$C$7]*[.C12]" office:value-type="float" office:value="4.18961622593851" calcext:value-type="float">
            <text:p>4.190</text:p>
          </table:table-cell>
          <table:table-cell table:style-name="ce8" table:formula="of:=[.C12]-[.D12]/2" office:value-type="float" office:value="5.54641044365912" calcext:value-type="float">
            <text:p>5.546410</text:p>
          </table:table-cell>
          <table:table-cell table:style-name="ce12" table:formula="of:=[.C12]+[.D12]/2" office:value-type="float" office:value="9.73602666959763" calcext:value-type="float">
            <text:p>9.736027</text:p>
          </table:table-cell>
          <table:table-cell table:style-name="ce7" table:formula="of:=1.05*[.D12]" office:value-type="float" office:value="4.39909703723543" calcext:value-type="float">
            <text:p>4.399</text:p>
          </table:table-cell>
          <table:table-cell table:style-name="ce35" table:formula="of:=[.C12]-[.G12]/2" office:value-type="float" office:value="5.44167003801066" calcext:value-type="float">
            <text:p>5.442</text:p>
          </table:table-cell>
          <table:table-cell table:style-name="ce35" table:formula="of:=[.C12]+[.G12]/2" office:value-type="float" office:value="9.84076707524609" calcext:value-type="float">
            <text:p>9.841</text:p>
          </table:table-cell>
        </table:table-row>
        <table:table-row table:style-name="ro2">
          <table:table-cell/>
          <table:table-cell table:formula="of:=[.B12]+1" office:value-type="float" office:value="4" calcext:value-type="float">
            <text:p>4</text:p>
          </table:table-cell>
          <table:table-cell table:formula="of:=[.C12]*(1+[.$C$7])/(1-[.$C$7])" office:value-type="float" office:value="13.4131991152241" calcext:value-type="float">
            <text:p>13.413</text:p>
          </table:table-cell>
          <table:table-cell table:style-name="ce7" table:formula="of:=2*[.$C$7]*[.C13]" office:value-type="float" office:value="7.35434489125292" calcext:value-type="float">
            <text:p>7.354</text:p>
          </table:table-cell>
          <table:table-cell table:style-name="ce8" table:formula="of:=[.C13]-[.D13]/2" office:value-type="float" office:value="9.73602666959763" calcext:value-type="float">
            <text:p>9.736027</text:p>
          </table:table-cell>
          <table:table-cell table:style-name="ce13" table:formula="of:=[.C13]+[.D13]/2" office:value-type="float" office:value="17.0903715608505" calcext:value-type="float">
            <text:p>17.090372</text:p>
          </table:table-cell>
          <table:table-cell table:style-name="ce7" table:formula="of:=1.05*[.D13]" office:value-type="float" office:value="7.72206213581556" calcext:value-type="float">
            <text:p>7.722</text:p>
          </table:table-cell>
          <table:table-cell table:style-name="ce35" table:formula="of:=[.C13]-[.G13]/2" office:value-type="float" office:value="9.55216804731631" calcext:value-type="float">
            <text:p>9.552</text:p>
          </table:table-cell>
          <table:table-cell table:style-name="ce35" table:formula="of:=[.C13]+[.G13]/2" office:value-type="float" office:value="17.2742301831319" calcext:value-type="float">
            <text:p>17.274</text:p>
          </table:table-cell>
        </table:table-row>
        <table:table-row table:style-name="ro2">
          <table:table-cell/>
          <table:table-cell table:formula="of:=[.B13]+1" office:value-type="float" office:value="5" calcext:value-type="float">
            <text:p>5</text:p>
          </table:table-cell>
          <table:table-cell table:formula="of:=[.C13]*(1+[.$C$7])/(1-[.$C$7])" office:value-type="float" office:value="23.5451857804253" calcext:value-type="float">
            <text:p>23.545</text:p>
          </table:table-cell>
          <table:table-cell table:style-name="ce7" table:formula="of:=2*[.$C$7]*[.C14]" office:value-type="float" office:value="12.9096284391495" calcext:value-type="float">
            <text:p>12.910</text:p>
          </table:table-cell>
          <table:table-cell table:style-name="ce8" table:formula="of:=[.C14]-[.D14]/2" office:value-type="float" office:value="17.0903715608505" calcext:value-type="float">
            <text:p>17.090372</text:p>
          </table:table-cell>
          <table:table-cell table:style-name="ce14" table:formula="of:=[.C14]+[.D14]/2" office:value-type="float" office:value="30" calcext:value-type="float">
            <text:p>30.000000</text:p>
          </table:table-cell>
          <table:table-cell table:style-name="ce7" table:formula="of:=1.05*[.D14]" office:value-type="float" office:value="13.5551098611069" calcext:value-type="float">
            <text:p>13.555</text:p>
          </table:table-cell>
          <table:table-cell table:style-name="ce35" table:formula="of:=[.C14]-[.G14]/2" office:value-type="float" office:value="16.7676308498718" calcext:value-type="float">
            <text:p>16.768</text:p>
          </table:table-cell>
          <table:table-cell table:style-name="ce35" table:formula="of:=[.C14]+[.G14]/2" office:value-type="float" office:value="30.3227407109788" calcext:value-type="float">
            <text:p>30.323</text:p>
          </table:table-cell>
        </table:table-row>
        <calcext:conditional-formats>
          <calcext:conditional-format calcext:target-range-address="Sheet1.F10:Sheet1.F10">
            <calcext:condition calcext:apply-style-name="Error" calcext:value="&gt;=2*[$Sheet1.$E$10]" calcext:base-cell-address="Sheet1.F10"/>
          </calcext:conditional-format>
          <calcext:conditional-format calcext:target-range-address="Sheet1.E11:Sheet1.E11">
            <calcext:condition calcext:apply-style-name="Error" calcext:value="&gt;=2*[$Sheet1.$E$11]" calcext:base-cell-address="Sheet1.E11"/>
          </calcext:conditional-format>
          <calcext:conditional-format calcext:target-range-address="Sheet1.F12:Sheet1.F12">
            <calcext:condition calcext:apply-style-name="Error" calcext:value="&gt;=2*[$Sheet1.$E$12]" calcext:base-cell-address="Sheet1.F12"/>
          </calcext:conditional-format>
          <calcext:conditional-format calcext:target-range-address="Sheet1.F13:Sheet1.F13">
            <calcext:condition calcext:apply-style-name="Error" calcext:value="&gt;=2*[$Sheet1.$E$13]" calcext:base-cell-address="Sheet1.F13"/>
          </calcext:conditional-format>
          <calcext:conditional-format calcext:target-range-address="Sheet1.F14:Sheet1.F14">
            <calcext:condition calcext:apply-style-name="Error" calcext:value="&gt;=2*[$Sheet1.$E$14]" calcext:base-cell-address="Sheet1.F14"/>
          </calcext:conditional-format>
          <calcext:conditional-format calcext:target-range-address="Sheet1.F11:Sheet1.F11">
            <calcext:condition calcext:apply-style-name="Error" calcext:value="&gt;=2*[$Sheet1.$E$11]" calcext:base-cell-address="Sheet1.F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P0" style:volatile="true">
      <number:number number:decimal-places="3" loext:min-decimal-places="3" number:min-integer-digits="1" number:grouping="true"/>
    </number:number-style>
    <number:number-style style:name="N123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/>
    </number:number-style>
    <number:number-style style:name="N124">
      <style:text-properties fo:color="#ff0000"/>
      <number:text>-</number:text>
      <number:number number:decimal-places="0" loext:min-decimal-places="0" number:min-integer-digits="1"/>
      <style:map style:condition="value()&gt;=0" style:apply-style-name="N124P0"/>
    </number:number-style>
    <number:number-style style:name="N12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0:51:45.884365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18:32:48.459058001</meta:creation-date>
    <dc:date>2020-05-16T13:47:32.889346301</dc:date>
    <meta:editing-duration>PT13H46M5S</meta:editing-duration>
    <meta:editing-cycles>11</meta:editing-cycles>
    <meta:generator>LibreOffice/6.4.3.2$Linux_X86_64 LibreOffice_project/40$Build-2</meta:generator>
    <meta:document-statistic meta:table-count="1" meta:cell-count="56" meta:object-count="0"/>
  </office:meta>
</office:document-meta>
</file>